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d58" officeooo:paragraph-rsid="00198d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our second practi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12:48:22.749677995</meta:creation-date>
    <dc:date>2025-12-01T12:49:52.233849473</dc:date>
    <meta:editing-duration>PT1M34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25.8.1.1$Linux_X86_64 LibreOffice_project/580$Build-1</meta:generator>
  </office:meta>
</office:document-meta>
</file>